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93fa" officeooo:paragraph-rsid="000d93fa"/>
    </style:style>
    <style:style style:name="P2" style:family="paragraph" style:parent-style-name="Standard">
      <style:paragraph-properties fo:text-align="start" style:justify-single-word="false"/>
      <style:text-properties officeooo:rsid="000d93fa" officeooo:paragraph-rsid="000d93fa"/>
    </style:style>
    <style:style style:name="P3" style:family="paragraph" style:parent-style-name="Standard">
      <style:paragraph-properties fo:text-align="start" style:justify-single-word="false"/>
      <style:text-properties officeooo:paragraph-rsid="000d93fa"/>
    </style:style>
    <style:style style:name="P4" style:family="paragraph" style:parent-style-name="Standard">
      <style:paragraph-properties fo:text-align="start" style:justify-single-word="false"/>
      <style:text-properties officeooo:rsid="000ea8bd" officeooo:paragraph-rsid="000ea8bd"/>
    </style:style>
    <style:style style:name="P5" style:family="paragraph" style:parent-style-name="Standard">
      <style:paragraph-properties fo:text-align="start" style:justify-single-word="false"/>
      <style:text-properties officeooo:rsid="000f3c94" officeooo:paragraph-rsid="000f3c94"/>
    </style:style>
    <style:style style:name="P6" style:family="paragraph" style:parent-style-name="Standard">
      <style:paragraph-properties fo:text-align="start" style:justify-single-word="false"/>
      <style:text-properties officeooo:paragraph-rsid="000f3c94"/>
    </style:style>
    <style:style style:name="T1" style:family="text">
      <style:text-properties officeooo:rsid="000d93fa"/>
    </style:style>
    <style:style style:name="T2" style:family="text">
      <style:text-properties officeooo:rsid="000f3c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diapo carte mère AMD :</text:p>
      <text:p text:style-name="P2"/>
      <text:p text:style-name="P2"/>
      <text:p text:style-name="P2"/>
      <text:p text:style-name="P2"/>
      <text:p text:style-name="P2">histoire des carte mère amd : </text:p>
      <text:p text:style-name="P2"><text:tab/>chronologie des carte mère et processeur AMD compatible </text:p>
      <text:p text:style-name="P2"><text:tab/></text:p>
      <text:p text:style-name="P2">forme facteur : </text:p>
      <text:p text:style-name="P2"><text:tab/>atx, mini atx, itx </text:p>
      <text:p text:style-name="P2"/>
      <text:p text:style-name="P2"/>
      <text:p text:style-name="P2">Bus Système et Gestion Thermique </text:p>
      <text:p text:style-name="P2"/>
      <text:p text:style-name="P2"/>
      <text:p text:style-name="P2"/>
      <text:p text:style-name="P2">AMD vs Intel : </text:p>
      <text:p text:style-name="P2"><text:tab/>compatibilité et Rétrocompatibilité </text:p>
      <text:p text:style-name="P6"><text:span text:style-name="T1"><text:tab/><text:tab/>logévité des Sockets </text:span><text:span text:style-name="T2">(</text:span>Ryzen de la 1ère à la 5ème génération <text:span text:style-name="T2">)</text:span></text:p>
      <text:p text:style-name="P2"><text:tab/><text:tab/>facilité de Mise à Niveau <text:span text:style-name="T2">(change de cpu sans changement carte mère)</text:span></text:p>
      <text:p text:style-name="P2"/>
      <text:p text:style-name="P2"><text:tab/>Rapport Qualité/Pris</text:p>
      <text:p text:style-name="P2"><text:tab/><text:tab/>cout des carte mère <text:span text:style-name="T2">(cout reduit en milieu/haut de gamme)</text:span></text:p>
      <text:p text:style-name="P2"><text:tab/><text:tab/>options diversifiées <text:span text:style-name="T2">(carte mère pour tout budget)</text:span></text:p>
      <text:p text:style-name="P2"/>
      <text:p text:style-name="P2"><text:tab/>fonctionnalités et Extensibilité </text:p>
      <text:p text:style-name="P2"><text:tab/><text:tab/>Support multi-GPU</text:p>
      <text:p text:style-name="P2"><text:tab/><text:tab/>Support PCIe</text:p>
      <text:p text:style-name="P2"><text:tab/><text:tab/>Gestion Thermique et VRM</text:p>
      <text:p text:style-name="P2"/>
      <text:p text:style-name="P2"><text:tab/>Flexibilité de la Mémoire </text:p>
      <text:p text:style-name="P3"><text:span text:style-name="T1"><text:tab/><text:tab/></text:span>Support de la Mémoire <text:span text:style-name="T2">(ddr4 et ddr5 avec de meilleur prix que intel) </text:span></text:p>
      <text:p text:style-name="P3"><text:tab/><text:tab/>Canaux de Mémoire <text:span text:style-name="T2">(dual et quad channel moins cher que intel)</text:span></text:p>
      <text:p text:style-name="P3"/>
      <text:p text:style-name="P3"><text:tab/>Innovation et Technologies Avancées </text:p>
      <text:p text:style-name="P3"><text:tab/><text:tab/>Infinity Fabric <text:span text:style-name="T2">(meilleur connection cpu et les autre compossant, reduction des latence)</text:span></text:p>
      <text:p text:style-name="P3"><text:tab/><text:tab/>Overclocking <text:span text:style-name="T2">(facile à overclocker et bios intuitif, </text:span></text:p>
      <text:p text:style-name="P3"/>
      <text:p text:style-name="P3"><text:tab/><text:span text:style-name="Strong_20_Emphasis">Support et Écosystème</text:span> </text:p>
      <text:p text:style-name="P3"><text:tab/><text:tab/>Mises à Jour BIOS <text:span text:style-name="T2">(mise à jour à longtemps garantit alors intel = certain )</text:span></text:p>
      <text:p text:style-name="P3"><text:tab/><text:tab/>Écosystème Logiciel et Logiciels Associés <text:span text:style-name="T2">(amd ryzen master = overcloking et monitoring )</text:span></text:p>
      <text:p text:style-name="P3"/>
      <text:p text:style-name="P3"/>
      <text:p text:style-name="P4">FM1 : </text:p>
      <text:p text:style-name="P4"/>
      <text:p text:style-name="P4">DDR3 DIMM , 64 Gb de ram</text:p>
      <text:p text:style-name="P4">dual channel ram </text:p>
      <text:p text:style-name="P4">SATA 3GB/s </text:p>
      <text:p text:style-name="P4"/>
      <text:p text:style-name="P4"/>
      <text:p text:style-name="P4"><text:soft-page-break/></text:p>
      <text:p text:style-name="P4"/>
      <text:p text:style-name="P4">AM3 :</text:p>
      <text:p text:style-name="P4"/>
      <text:p text:style-name="P4">HYPER TRANSPORT 5200 MT/S </text:p>
      <text:p text:style-name="P4"/>
      <text:p text:style-name="P4"/>
      <text:p text:style-name="P4">XMP 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histoire </text:p>
      <text:p text:style-name="P2"/>
      <text:p text:style-name="P2">structure d’une carte mère </text:p>
      <text:p text:style-name="P2"/>
      <text:p text:style-name="P2">différence entre AMD et Intel </text:p>
      <text:p text:style-name="P4">infinity fabric </text:p>
      <text:p text:style-name="P4"/>
      <text:p text:style-name="P4">VRM </text:p>
      <text:p text:style-name="P2"/>
      <text:p text:style-name="P2">source : </text:p>
      <text:p text:style-name="P2"/>
      <text:p text:style-name="P2"><text:a xlink:type="simple" xlink:href="https://www.newlike.fr/bons-plans/comprendre-la-carte-mere-dun-ordinateur-les-elements-essentiels.html" text:style-name="Internet_20_link" text:visited-style-name="Visited_20_Internet_20_Link">https://www.newlike.fr/bons-plans/comprendre-la-carte-mere-dun-ordinateur-les-elements-essentiels.html</text:a> </text:p>
      <text:p text:style-name="P2"/>
      <text:p text:style-name="P5">processeur athlon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9T08:56:25.668000000</meta:creation-date>
    <dc:date>2024-10-10T20:24:36.612000000</dc:date>
    <meta:editing-duration>PT6H29M21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42" meta:word-count="214" meta:character-count="1437" meta:non-whitespace-character-count="1203"/>
  </office:meta>
</office:document-meta>
</file>